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2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.024cm" fo:min-width="0cm"/>
    </style:style>
    <style:style style:name="gr3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.02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9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0.5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5cm" fo:min-width="0.5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cm" fo:min-width="1.035cm"/>
    </style:style>
    <style:style style:name="gr8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.026cm" fo:min-width="0cm"/>
    </style:style>
    <style:style style:name="gr9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.025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605cm" svg:y1="13.842cm" svg:x2="13.462cm" svg:y2="2.544cm">
          <text:p/>
        </draw:line>
        <draw:line draw:style-name="gr1" draw:text-style-name="P1" draw:layer="layout" svg:x1="6.177cm" svg:y1="13.814cm" svg:x2="5.162cm" svg:y2="10.044cm">
          <text:p/>
        </draw:line>
        <draw:line draw:style-name="gr1" draw:text-style-name="P1" draw:layer="layout" svg:x1="6.176cm" svg:y1="13.815cm" svg:x2="8.226cm" svg:y2="6.319cm">
          <text:p/>
        </draw:line>
        <draw:custom-shape draw:style-name="gr2" draw:text-style-name="P2" draw:layer="layout" svg:width="0.342cm" svg:height="0.386cm" svg:x="5.991cm" svg:y="13.62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43cm" svg:height="0.385cm" svg:x="7.054cm" svg:y="9.87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43cm" svg:height="0.386cm" svg:x="8.072cm" svg:y="6.13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492cm" svg:height="1.427cm" svg:x="0.807cm" svg:y="0.692cm">
          <draw:text-box>
            <text:p>Level</text:p>
          </draw:text-box>
        </draw:frame>
        <draw:custom-shape draw:style-name="gr2" draw:text-style-name="P2" draw:layer="layout" svg:width="0.342cm" svg:height="0.386cm" svg:x="5.991cm" svg:y="13.6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055cm" svg:height="1.427cm" svg:x="1.57cm" svg:y="1.781cm">
          <draw:text-box>
            <text:p>0</text:p>
          </draw:text-box>
        </draw:frame>
        <draw:frame draw:style-name="gr6" draw:text-style-name="P3" draw:layer="layout" svg:width="1.055cm" svg:height="1.425cm" svg:x="1.49cm" svg:y="5.628cm">
          <draw:text-box>
            <text:p>1</text:p>
          </draw:text-box>
        </draw:frame>
        <draw:frame draw:style-name="gr7" draw:text-style-name="P3" draw:layer="layout" svg:width="1.535cm" svg:height="1.19cm" draw:transform="rotate (-1.5707963267949) translate (2.838cm 6.92cm)">
          <draw:text-box>
            <text:p>...</text:p>
          </draw:text-box>
        </draw:frame>
        <draw:line draw:style-name="gr1" draw:text-style-name="P1" draw:layer="layout" svg:x1="10.319cm" svg:y1="13.842cm" svg:x2="8.227cm" svg:y2="6.319cm">
          <text:p/>
        </draw:line>
        <draw:line draw:style-name="gr1" draw:text-style-name="P1" draw:layer="layout" svg:x1="10.319cm" svg:y1="13.842cm" svg:x2="13.462cm" svg:y2="2.544cm">
          <text:p/>
        </draw:line>
        <draw:custom-shape draw:style-name="gr2" draw:text-style-name="P2" draw:layer="layout" svg:width="0.344cm" svg:height="0.386cm" svg:x="10.133cm" svg:y="13.6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43cm" svg:height="0.388cm" svg:x="9.12cm" svg:y="9.89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344cm" svg:height="0.387cm" svg:x="8.063cm" svg:y="6.1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42cm" svg:height="0.386cm" svg:x="11.197cm" svg:y="9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43cm" svg:height="0.385cm" svg:x="12.215cm" svg:y="6.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43cm" svg:height="0.385cm" svg:x="13.305cm" svg:y="2.34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44cm" svg:height="0.386cm" svg:x="10.133cm" svg:y="13.6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605cm" svg:y1="13.842cm" svg:x2="19.748cm" svg:y2="2.544cm">
          <text:p/>
        </draw:line>
        <draw:custom-shape draw:style-name="gr2" draw:text-style-name="P2" draw:layer="layout" svg:width="0.342cm" svg:height="0.386cm" svg:x="16.42cm" svg:y="13.6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42cm" svg:height="0.388cm" svg:x="15.407cm" svg:y="9.89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344cm" svg:height="0.387cm" svg:x="14.349cm" svg:y="6.1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43cm" svg:height="0.386cm" svg:x="17.483cm" svg:y="9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43cm" svg:height="0.385cm" svg:x="18.501cm" svg:y="6.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42cm" svg:height="0.385cm" svg:x="19.592cm" svg:y="2.34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42cm" svg:height="0.386cm" svg:x="16.42cm" svg:y="13.6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1cm" svg:y1="13.792cm" svg:x2="5.162cm" svg:y2="10.044cm">
          <text:p/>
        </draw:line>
        <draw:custom-shape draw:style-name="gr3" draw:text-style-name="P2" draw:layer="layout" svg:width="0.343cm" svg:height="0.385cm" svg:x="3.914cm" svg:y="13.6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43cm" svg:height="0.386cm" svg:x="3.914cm" svg:y="13.6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342cm" svg:height="0.387cm" svg:x="4.978cm" svg:y="9.8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2T17:06:16.719029914</meta:creation-date>
    <dc:date>2020-02-10T09:51:20.825171542</dc:date>
    <meta:editing-duration>PT2H17M11S</meta:editing-duration>
    <meta:editing-cycles>57</meta:editing-cycles>
    <meta:generator>LibreOffice/6.3.2.2$MacOSX_X86_64 LibreOffice_project/98b30e735bda24bc04ab42594c85f7fd8be07b9c</meta:generator>
    <meta:document-statistic meta:object-count="32"/>
  </office:meta>
</office:document-meta>
</file>